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45" officeooo:paragraph-rsid="0014a245"/>
    </style:style>
    <style:style style:name="P2" style:family="paragraph" style:parent-style-name="Standard">
      <style:text-properties officeooo:rsid="001576cd" officeooo:paragraph-rsid="001576cd"/>
    </style:style>
    <style:style style:name="P3" style:family="paragraph" style:parent-style-name="Standard">
      <style:text-properties officeooo:rsid="00163827" officeooo:paragraph-rsid="00163827"/>
    </style:style>
    <style:style style:name="P4" style:family="paragraph" style:parent-style-name="Standard">
      <style:text-properties officeooo:rsid="0017ac9f" officeooo:paragraph-rsid="0017a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ixabay.com/en/computer-laptop-mac-notebook-156583/" text:style-name="Internet_20_link" text:visited-style-name="Visited_20_Internet_20_Link">https://pixabay.com/en/computer-laptop-mac-notebook-156583/</text:a></text:p>
      <text:p text:style-name="P1"><text:a xlink:type="simple" xlink:href="https://pixabay.com/en/iphone-cell-phone-apple-phone-160307/" text:style-name="Internet_20_link" text:visited-style-name="Visited_20_Internet_20_Link">https://pixabay.com/en/iphone-cell-phone-apple-phone-160307/</text:a></text:p>
      <text:p text:style-name="P2"><text:a xlink:type="simple" xlink:href="https://pixabay.com/en/tablet-computer-screen-touch-431644/" text:style-name="Internet_20_link" text:visited-style-name="Visited_20_Internet_20_Link">https://pixabay.com/en/tablet-computer-screen-touch-431644/</text:a></text:p>
      <text:p text:style-name="P3"><text:a xlink:type="simple" xlink:href="https://pixabay.com/en/concert-performance-entertainment-768807/" text:style-name="Internet_20_link" text:visited-style-name="Visited_20_Internet_20_Link">https://pixabay.com/en/concert-performance-entertainment-768807/</text:a></text:p>
      <text:p text:style-name="P4"><text:a xlink:type="simple" xlink:href="https://pixabay.com/en/stone-arch-geology-formation-stone-828730/" text:style-name="Internet_20_link" text:visited-style-name="Visited_20_Internet_20_Link">https://pixabay.com/en/stone-arch-geology-formation-stone-828730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39:12.923000000</meta:creation-date>
    <meta:generator>LibreOffice/5.0.4.2$Windows_X86_64 LibreOffice_project/2b9802c1994aa0b7dc6079e128979269cf95bc78</meta:generator>
    <dc:date>2016-02-05T17:42:51.167000000</dc:date>
    <meta:editing-duration>PT3M35S</meta:editing-duration>
    <meta:editing-cycles>5</meta:editing-cycles>
    <meta:document-statistic meta:table-count="0" meta:image-count="0" meta:object-count="0" meta:page-count="1" meta:paragraph-count="5" meta:word-count="5" meta:character-count="307" meta:non-whitespace-character-count="307"/>
  </office:meta>
</office:document-meta>
</file>